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1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730625cm" style:use-optimal-column-width="true"/>
    </style:style>
    <style:style style:name="co3" style:family="table-column">
      <style:table-column-properties fo:break-before="auto" style:column-width="14.8166666666667cm" style:use-optimal-column-width="true"/>
    </style:style>
    <style:style style:name="co4" style:family="table-column">
      <style:table-column-properties fo:break-before="auto" style:column-width="5.159375cm" style:use-optimal-column-width="true"/>
    </style:style>
    <style:style style:name="co5" style:family="table-column">
      <style:table-column-properties fo:break-before="auto" style:column-width="2.16958333333333cm" style:use-optimal-column-width="true"/>
    </style:style>
    <style:style style:name="co6" style:family="table-column">
      <style:table-column-properties fo:break-before="auto" style:column-width="2.06375cm" style:use-optimal-column-width="true"/>
    </style:style>
    <style:style style:name="co7" style:family="table-column">
      <style:table-column-properties fo:break-before="auto" style:column-width="0.92604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ban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_cabang</text:p>
          </table:table-cell>
          <table:table-cell office:value-type="string" table:style-name="ce2">
            <text:p>alamat</text:p>
          </table:table-cell>
          <table:table-cell office:value-type="string" table:style-name="ce3">
            <text:p>no_tlp</text:p>
          </table:table-cell>
          <table:table-cell office:value-type="string" table:style-name="ce1">
            <text:p>recieve</text:p>
          </table:table-cell>
          <table:table-cell office:value-type="string" table:style-name="ce1">
            <text:p>delivere</text:p>
          </table:table-cell>
          <table:table-cell office:value-type="string" table:style-name="ce1">
            <text:p>map</text:p>
          </table:table-cell>
          <table:table-cell office:value-type="string" table:style-name="ce1">
            <text:p>kowil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payung</text:p>
          </table:table-cell>
          <table:table-cell office:value-type="string" table:style-name="ce2">
            <text:p>Jalan Raya Setu, Gg. Sejahtera No. 21, Cipayung, RT.5/RW.1, Setu,<text:s/></text:p>
            <text:p>Cipayung, Kota Jakarta Timur, Daerah Khusus Ibukota Jakarta 13880</text:p>
          </table:table-cell>
          <table:table-cell office:value-type="string" table:style-name="ce3">
            <text:p>0812282908302/ 081290723912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ongkol</text:p>
          </table:table-cell>
          <table:table-cell office:value-type="string" table:style-name="ce2">
            <text:p>JL. TONGKOL NO.23A, KOTA TUA (ARAH PASAR IKAN) Dibawah Kolong Tol</text:p>
          </table:table-cell>
          <table:table-cell office:value-type="float" office:value="216906024" table:style-name="ce3">
            <text:p>216906024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lok B</text:p>
          </table:table-cell>
          <table:table-cell office:value-type="string" table:style-name="ce1">
            <text:p>BLOK B PINTU BARAT LANTAI SLG DEPAN JAK MART ( SAMPING KALI )</text:p>
          </table:table-cell>
          <table:table-cell office:value-type="float" office:value="81281139360" table:style-name="ce3">
            <text:p>81281139360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ampung Bali</text:p>
          </table:table-cell>
          <table:table-cell office:value-type="string" table:style-name="ce1">
            <text:p>JLN KAMPUNG BALI 1 NO 53</text:p>
          </table:table-cell>
          <table:table-cell office:value-type="float" office:value="82112572250" table:style-name="ce3">
            <text:p>82112572250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deng</text:p>
          </table:table-cell>
          <table:table-cell office:value-type="string" table:style-name="ce2">
            <text:p>JL CIDENG BARAT NO 109 SEBERANG SPBU CIDENG ATAU SEBERANG PASAR TASIK<text:s/></text:p>
            <text:p>CIDENG</text:p>
          </table:table-cell>
          <table:table-cell office:value-type="float" office:value="81317173187" table:style-name="ce3">
            <text:p>81317173187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Naga Lintas</text:p>
          </table:table-cell>
          <table:table-cell office:value-type="string" table:style-name="ce2">
            <text:p>JL. FACHRUDIN BLOK EX AURI LT. DASAR LOS A5 NO.5 TANAH ABANG BUKIT JAKARTA<text:s/></text:p>
            <text:p>PUSAT</text:p>
          </table:table-cell>
          <table:table-cell office:value-type="float" office:value="81281863188" table:style-name="ce3">
            <text:p>81281863188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Jati Negara</text:p>
          </table:table-cell>
          <table:table-cell office:value-type="string" table:style-name="ce1">
            <text:p>jalan stasiun jatinegara</text:p>
          </table:table-cell>
          <table:table-cell office:value-type="float" office:value="81290271817" table:style-name="ce3">
            <text:p>81290271817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ukapura</text:p>
          </table:table-cell>
          <table:table-cell office:value-type="string" table:style-name="ce2">
            <text:p>Gg. SMA 83 No.45, RT.4/RW.4, Sukapura, Kec. Cilincing, Kota Jkt Utara,<text:s/></text:p>
            <text:p>Daerah Khusus Ibukota Jakarta 14140</text:p>
          </table:table-cell>
          <table:table-cell office:value-type="float" office:value="82232993222" table:style-name="ce3">
            <text:p>82232993222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ondok Kopi</text:p>
          </table:table-cell>
          <table:table-cell office:value-type="string" table:style-name="ce2">
            <text:p>jalan raya penggilingan no 172 patokan depan tangga naik busway</text:p>
          </table:table-cell>
          <table:table-cell office:value-type="float" office:value="81389655277" table:style-name="ce3">
            <text:p>81389655277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sar Senen</text:p>
          </table:table-cell>
          <table:table-cell office:value-type="string" table:style-name="ce1">
            <text:p>PASAR SENEN JAYA LANTAI 5 BLOK 5 KECAMATAN SENEN JAKARTA PUSAT</text:p>
          </table:table-cell>
          <table:table-cell office:value-type="float" office:value="89651081288" table:style-name="ce3">
            <text:p>89651081288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rekot</text:p>
          </table:table-cell>
          <table:table-cell office:value-type="string" table:style-name="ce2">
            <text:p>JL KREKOT JAYA NO. 11 A BLOK C II NO. D 1 JAKARTA</text:p>
          </table:table-cell>
          <table:table-cell office:value-type="string" table:style-name="ce3">
            <text:p>(021)-3506908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apuk</text:p>
          </table:table-cell>
          <table:table-cell office:value-type="string" table:style-name="ce1">
            <text:p>RUKO PALEM LESTARI BLOK Y NO 25 - 26</text:p>
          </table:table-cell>
          <table:table-cell office:value-type="float" office:value="81286724892" table:style-name="ce3">
            <text:p>81286724892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lodok (SPG)</text:p>
          </table:table-cell>
          <table:table-cell office:value-type="string" table:style-name="ce1">
            <text:p>Pertokoan Glodok Plaza Blok F No.87</text:p>
          </table:table-cell>
          <table:table-cell office:value-type="float" office:value="82112405617" table:style-name="ce3">
            <text:p>82112405617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lodok (SPGA)</text:p>
          </table:table-cell>
          <table:table-cell office:value-type="string" table:style-name="ce1">
            <text:p>Pertokoan Glodok Plaza</text:p>
          </table:table-cell>
          <table:table-cell office:value-type="float" office:value="85219007535" table:style-name="ce3">
            <text:p>85219007535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semka</text:p>
          </table:table-cell>
          <table:table-cell office:value-type="string" table:style-name="ce2">
            <text:p>GEDUNG PASAR GROSIR ASEMKA (GEDUNG WARNA BIRU), LT. BASEMENT BLOK D NO. 11<text:s/></text:p>
            <text:p>( A S K )</text:p>
          </table:table-cell>
          <table:table-cell office:value-type="string" table:style-name="ce3">
            <text:p>(021)- 6313456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erniagaan</text:p>
          </table:table-cell>
          <table:table-cell office:value-type="string" table:style-name="ce1">
            <text:p>JL.PERNIAGAAN (PATOKAN DEPAN GEREJA GKI)</text:p>
          </table:table-cell>
          <table:table-cell office:value-type="string" table:style-name="ce3">
            <text:p>(021) - 6906329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unter</text:p>
          </table:table-cell>
          <table:table-cell office:value-type="string" table:style-name="ce1">
            <text:p>JL SUNTER KEMAYORAN NO 17 RT 003/07 SUNTER JAYA JAKARTA UTARA</text:p>
          </table:table-cell>
          <table:table-cell office:value-type="float" office:value="81251131530" table:style-name="ce3">
            <text:p>81251131530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leduk</text:p>
          </table:table-cell>
          <table:table-cell office:value-type="string" table:style-name="ce1">
            <text:p>JL CILEDUG RAYA NO 53 RT 6 RW 4 KEC PESANGGARAHAN KEL,PETUKANGAN UTARA</text:p>
          </table:table-cell>
          <table:table-cell office:value-type="float" office:value="82113134753" table:style-name="ce3">
            <text:p>82113134753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Pekayon</text:p>
          </table:table-cell>
          <table:table-cell office:value-type="string" table:style-name="ce2">
            <text:p>Jln raya pekayon (pasar rebo jati Asih ), kp. Utan RT 002 RW 002 no 28<text:s/></text:p>
            <text:p>kel. Jaka setia kecamatan bekasi selatan kode pos 17147</text:p>
          </table:table-cell>
          <table:table-cell office:value-type="float" office:value="6282227222533" table:style-name="ce3">
            <text:p>6282227222533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angga Dua</text:p>
          </table:table-cell>
          <table:table-cell office:value-type="string" table:style-name="ce1">
            <text:p>JL.MANGGA DUA RAYA. RUKO TEXTILE MANGGA DUA BLOK C3 NO 8</text:p>
          </table:table-cell>
          <table:table-cell office:value-type="float" office:value="82111119057" table:style-name="ce3">
            <text:p>82111119057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Teluk Gong</text:p>
          </table:table-cell>
          <table:table-cell office:value-type="string" table:style-name="ce2">
            <text:p>JALAN KAPUK MUARA KOMP. DUTA HARAPAN INDAH BLOK KK NO 83 TELUK GONG<text:s/></text:p>
            <text:p>JAKARTA UTARA</text:p>
          </table:table-cell>
          <table:table-cell office:value-type="float" office:value="81380025411" table:style-name="ce3">
            <text:p>81380025411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Bogor</text:p>
          </table:table-cell>
          <table:table-cell office:value-type="string" table:style-name="ce1">
            <text:p>JL. CIWARINGIN NO 12 (BELAKANG BIOSKOP PRESIDENT TEATER)</text:p>
          </table:table-cell>
          <table:table-cell office:value-type="float" office:value="8128514441" table:style-name="ce3">
            <text:p>8128514441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apus</text:p>
          </table:table-cell>
          <table:table-cell office:value-type="string" table:style-name="ce1">
            <text:p>JL KP YUSUF RT 1 RW 7 RUKO GG JNEGKOL NO 105 KOTA BATU BOGOR SELATAN</text:p>
          </table:table-cell>
          <table:table-cell office:value-type="float" office:value="83819305391" table:style-name="ce3">
            <text:p>83819305391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Depok</text:p>
          </table:table-cell>
          <table:table-cell office:value-type="string" table:style-name="ce2">
            <text:p>Jalan Raya Bogor KM32,5 No.3-3 1, RW.06, Curug, Kec. Cimanggis, Kota<text:s/></text:p>
            <text:p>Depok, Jawa Barat 16416</text:p>
          </table:table-cell>
          <table:table-cell office:value-type="float" office:value="81212124829" table:style-name="ce3">
            <text:p>81212124829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Sawangan</text:p>
          </table:table-cell>
          <table:table-cell office:value-type="string" table:style-name="ce2">
            <text:p>SAWANGAN RT.01 RW.13 KEL. RANGKEPAN JAYA , KEC.PANCORAN MAS , KOTA DEPOK -<text:s/></text:p>
            <text:p>JAWA BARAT</text:p>
          </table:table-cell>
          <table:table-cell office:value-type="float" office:value="81293606016" table:style-name="ce3">
            <text:p>81293606016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Tangerang</text:p>
          </table:table-cell>
          <table:table-cell office:value-type="string" table:style-name="ce1">
            <text:p>JL RAYA SERANG KM.22 SAMPING SPBU KAWIDARAN</text:p>
          </table:table-cell>
          <table:table-cell office:value-type="float" office:value="81295351859" table:style-name="ce3">
            <text:p>81295351859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Cikupa</text:p>
          </table:table-cell>
          <table:table-cell office:value-type="string" table:style-name="ce2">
            <text:p>jl raya serang km 18 bojong cikupa tangerang ( samping asrama TNI RUDAL<text:s/></text:p>
            <text:p>003 ), TANGERANG</text:p>
          </table:table-cell>
          <table:table-cell office:value-type="float" office:value="81295795034" table:style-name="ce3">
            <text:p>81295795034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Jatiuwung</text:p>
          </table:table-cell>
          <table:table-cell office:value-type="string" table:style-name="ce2">
            <text:p>JL. GATOT SUBROTO SASTRA PLAZA JATIUWUNG RUKO NO 16 A BELAKANG DEALER<text:s/></text:p>
            <text:p>ISUZU, TANGERANG</text:p>
          </table:table-cell>
          <table:table-cell office:value-type="float" office:value="81289350984" table:style-name="ce3">
            <text:p>81289350984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Tiga Raksa</text:p>
          </table:table-cell>
          <table:table-cell office:value-type="string" table:style-name="ce1">
            <text:p>Jl Arya Jaya Santika Kp.Gudang Pasir Nangka Tigaraksa Tangerang</text:p>
          </table:table-cell>
          <table:table-cell office:value-type="float" office:value="82122457455" table:style-name="ce3">
            <text:p>82122457455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pondoh</text:p>
          </table:table-cell>
          <table:table-cell office:value-type="string" table:style-name="ce1">
            <text:p>JL H.MANSYUR PRTIGAAN LAMPU MERAH GONDRONG-CIPONDOH, TANGERANG</text:p>
          </table:table-cell>
          <table:table-cell office:value-type="float" office:value="81388622027" table:style-name="ce3">
            <text:p>81388622027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erpong</text:p>
          </table:table-cell>
          <table:table-cell office:value-type="string" table:style-name="ce1">
            <text:p>JLN. Taman Tekno Widya No A 17 Setu Kec. Setu Kota Tanggerang Selatan</text:p>
          </table:table-cell>
          <table:table-cell office:value-type="float" office:value="81388617475" table:style-name="ce3">
            <text:p>81388617475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Bekasi</text:p>
          </table:table-cell>
          <table:table-cell office:value-type="string" table:style-name="ce2">
            <text:p>RUKO FESTIVAL SULTAN AGUNG KAV.38 JL RAYA SULTAN AGUNG RT.004 RW.06 NO.38<text:s/></text:p>
            <text:p>KEL MEDAN SATRIA KEC.MEDAN SATRIA BEKASI.17143</text:p>
          </table:table-cell>
          <table:table-cell office:value-type="float" office:value="8214321300" table:style-name="ce3">
            <text:p>8214321300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Tambun</text:p>
          </table:table-cell>
          <table:table-cell office:value-type="string" table:style-name="ce2">
            <text:p>JL.SETIA DARMA 2 NO.55-24 KAMPUNG PASAR RT 03/02 DUSUN 2 DESA SETIADARMA<text:s/></text:p>
            <text:p>KEC. TAMBUN SELATAN</text:p>
          </table:table-cell>
          <table:table-cell office:value-type="float" office:value="81386445614" table:style-name="ce3">
            <text:p>81386445614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Golden City</text:p>
          </table:table-cell>
          <table:table-cell office:value-type="string" table:style-name="ce1">
            <text:p>VILLA INDAH PERMAI BLOK G5 NO 1, BEKASI</text:p>
          </table:table-cell>
          <table:table-cell office:value-type="float" office:value="81319223290" table:style-name="ce3">
            <text:p>81319223290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Cikarang</text:p>
          </table:table-cell>
          <table:table-cell office:value-type="string" table:style-name="ce2">
            <text:p>Jl. Gemalapik No.14, RT.15/RW.5, Pasirsari, Cikarang Sel., Bekasi, Jawa<text:s/></text:p>
            <text:p>Barat 17530</text:p>
          </table:table-cell>
          <table:table-cell office:value-type="float" office:value="6281374014077" table:style-name="ce3">
            <text:p>6281374014077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Cibarusa</text:p>
          </table:table-cell>
          <table:table-cell office:value-type="string" table:style-name="ce2">
            <text:p>jalan raya cikarang cibarauah kp, cikoronjo ds, sindang mulya kec,<text:s/></text:p>
            <text:p>cibarusah kab, bekasi</text:p>
          </table:table-cell>
          <table:table-cell office:value-type="float" office:value="81316309494" table:style-name="ce3">
            <text:p>81316309494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Pintu Kecil</text:p>
          </table:table-cell>
          <table:table-cell office:value-type="string" table:style-name="ce2">
            <text:p>Jl. Telepon Kota No.14 RT.6/RW.2, Roa Malaka Kec. Tambora Kota Jakarta<text:s/></text:p>
            <text:p>Barat Daerah Khusus Ibukota Jakarta 11230</text:p>
          </table:table-cell>
          <table:table-cell office:value-type="float" office:value="81294334077" table:style-name="ce3">
            <text:p>81294334077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Karawang</text:p>
          </table:table-cell>
          <table:table-cell office:value-type="string" table:style-name="ce1">
            <text:p>JL. SUROTOKUNTO KM 5, DESA WARUNG BAMBU KARAWANG TIMUR</text:p>
          </table:table-cell>
          <table:table-cell office:value-type="float" office:value="81317014066" table:style-name="ce3">
            <text:p>81317014066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leungsi</text:p>
          </table:table-cell>
          <table:table-cell office:value-type="string" table:style-name="ce1">
            <text:p>JL.RAYA JONGGOL CILEUNGSI KIDUL (PEREMPATAN PLAY OVER CILEUNGSI)</text:p>
          </table:table-cell>
          <table:table-cell office:value-type="float" office:value="81316260827" table:style-name="ce3">
            <text:p>81316260827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apus</text:p>
          </table:table-cell>
          <table:table-cell office:value-type="string" table:style-name="ce1">
            <text:p>JL KP YUSUF RT 1 RW 7 RUKO GG JENGKOL NO 105 KOTA BATU BOGOR SELATAN</text:p>
          </table:table-cell>
          <table:table-cell office:value-type="float" office:value="81281776095" table:style-name="ce3">
            <text:p>81281776095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semka</text:p>
          </table:table-cell>
          <table:table-cell office:value-type="string" table:style-name="ce1">
            <text:p>GEDUNG PASAR GROSIR ASEMKA (GEDUNG WARNA BIRU), LT. BASEMENT BLOK D NO. 11</text:p>
          </table:table-cell>
          <table:table-cell office:value-type="string" table:style-name="ce3">
            <text:p>(021) 6313456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BANTAR GEBANG</text:p>
          </table:table-cell>
          <table:table-cell office:value-type="string" table:style-name="ce1">
            <text:p>JL.RAYA BANTAR GEBANG PANGKALAN 1B DPN SEKOLAHAN AL MUHTADIN</text:p>
          </table:table-cell>
          <table:table-cell office:value-type="float" office:value="83813881558" table:style-name="ce3">
            <text:p>83813881558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asar Minggu</text:p>
          </table:table-cell>
          <table:table-cell office:value-type="string" table:style-name="ce1">
            <text:p>JLN RAYA PASAR MINGGU NO 29A</text:p>
          </table:table-cell>
          <table:table-cell office:value-type="float" office:value="81218702026" table:style-name="ce3">
            <text:p>81218702026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Jembatan Lima</text:p>
          </table:table-cell>
          <table:table-cell office:value-type="string" table:style-name="ce1">
            <text:p>JL DURI RAYA NO 85 RT 12 RW 06</text:p>
          </table:table-cell>
          <table:table-cell office:value-type="float" office:value="87788794460" table:style-name="ce3">
            <text:p>87788794460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Cilegon</text:p>
          </table:table-cell>
          <table:table-cell office:value-type="string" table:style-name="ce2">
            <text:p>Raya Bojonegara (Piere Tendean), Ruko Acing No. 8A, RT 01/05, Panggung<text:s/></text:p>
            <text:p>Rawi Kec. Jombang, Cilegon.</text:p>
          </table:table-cell>
          <table:table-cell office:value-type="float" office:value="81212448473" table:style-name="ce3">
            <text:p>81212448473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Bekasi Djuanda</text:p>
          </table:table-cell>
          <table:table-cell office:value-type="string" table:style-name="ce1">
            <text:p>JL. IR. H. JUANDA NO. 75 005/001, BEKASI TIMUR, JAWA BARAT</text:p>
          </table:table-cell>
          <table:table-cell office:value-type="float" office:value="85290157814" table:style-name="ce3">
            <text:p>85290157814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Bekasi Harapan Indah</text:p>
          </table:table-cell>
          <table:table-cell office:value-type="string" table:style-name="ce1">
            <text:p>RUKO ASIA TROPIS BLOK AT 12 NO 15 ( Harapan indah kabupaten bekasi.)</text:p>
          </table:table-cell>
          <table:table-cell office:value-type="float" office:value="895630650495" table:style-name="ce3">
            <text:p>895630650495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Bantargebang</text:p>
          </table:table-cell>
          <table:table-cell office:value-type="string" table:style-name="ce1">
            <text:p>JL.RAYA BANTAR GEBANG PANGKALAN 1B DPN SEKOLAHAN AL MUHTADIN</text:p>
          </table:table-cell>
          <table:table-cell office:value-type="float" office:value="83813881558" table:style-name="ce3">
            <text:p>83813881558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bitung</text:p>
          </table:table-cell>
          <table:table-cell office:value-type="string" table:style-name="ce1">
            <text:p>KP SELANG JATI RT 003 RW 003 DS WANAJAYA KEC CIBITUNG BEKASI,JAWA BARAT</text:p>
          </table:table-cell>
          <table:table-cell office:value-type="float" office:value="81315363576" table:style-name="ce3">
            <text:p>81315363576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Karawaci</text:p>
          </table:table-cell>
          <table:table-cell office:value-type="string" table:style-name="ce2">
            <text:p>Jl. Imam Bonjol No.40, RT.003/RW.006, Panunggangan Bar., Kec. Karawaci,<text:s/></text:p>
            <text:p>Kota Tangerang</text:p>
          </table:table-cell>
          <table:table-cell office:value-type="float" office:value="82125067831" table:style-name="ce3">
            <text:p>82125067831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Legok</text:p>
          </table:table-cell>
          <table:table-cell office:value-type="string" table:style-name="ce2">
            <text:p>JL RAYA LEGOK - KARAWACI. KP BABAKAN TENGAH RT 03 RW 02 NO 44 KEL BABAKAN<text:s/></text:p>
            <text:p>KEC LEGOK KPTN TANGERANG</text:p>
          </table:table-cell>
          <table:table-cell office:value-type="float" office:value="81296936582" table:style-name="ce3">
            <text:p>81296936582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Pasar Gembrong</text:p>
          </table:table-cell>
          <table:table-cell office:value-type="string" table:style-name="ce2">
            <text:p>JL. BASUKI RAHMAT NO. 18 RT.002/014 (CARI DI GOOGLE MAP KEDAI FODYGO) -<text:s/></text:p>
            <text:p>CIPINANG MUARA - JAKARTA TIMUR</text:p>
          </table:table-cell>
          <table:table-cell office:value-type="float" office:value="81282199686" table:style-name="ce3">
            <text:p>81282199686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ondok Bambu</text:p>
          </table:table-cell>
          <table:table-cell office:value-type="string" table:style-name="ce1">
            <text:p>Jl masjid abidin no 60 pondok bambu. Patokan nya samping indomart.</text:p>
          </table:table-cell>
          <table:table-cell office:value-type="float" office:value="81224747552" table:style-name="ce3">
            <text:p>81224747552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asar Pagi (MG2)</text:p>
          </table:table-cell>
          <table:table-cell office:value-type="string" table:style-name="ce1">
            <text:p>PASAR PAGI MG2 LT SEMIBASEMENT BLOK PA NO 17</text:p>
          </table:table-cell>
          <table:table-cell office:value-type="float" office:value="8121385993" table:style-name="ce3">
            <text:p>8121385993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asar Kamis (MG2)</text:p>
          </table:table-cell>
          <table:table-cell office:value-type="string" table:style-name="ce1">
            <text:p>JL RAYA PASAR KEMIS RUKO WISMA MAS SAMPING POMBENSIN BUMI INDAH</text:p>
          </table:table-cell>
          <table:table-cell office:value-type="float" office:value="81212821537" table:style-name="ce3">
            <text:p>81212821537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arung</text:p>
          </table:table-cell>
          <table:table-cell office:value-type="string" table:style-name="ce1">
            <text:p>jl raya parung bogor depan pom jabon</text:p>
          </table:table-cell>
          <table:table-cell office:value-type="float" office:value="81290271819" table:style-name="ce3">
            <text:p>81290271819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jayanti</text:p>
          </table:table-cell>
          <table:table-cell office:value-type="string" table:style-name="ce1">
            <text:p>jl raya serang, km 35.5 pasar jayanti, kec jayanti kab. Tangerang</text:p>
          </table:table-cell>
          <table:table-cell office:value-type="float" office:value="81294478445" table:style-name="ce3">
            <text:p>81294478445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Dadap Kosambi</text:p>
          </table:table-cell>
          <table:table-cell office:value-type="string" table:style-name="ce1">
            <text:p>Jl raya prancis,pergudangan mutiara kosambi blok b-3</text:p>
          </table:table-cell>
          <table:table-cell office:value-type="float" office:value="81210224800" table:style-name="ce3">
            <text:p>81210224800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Pondok Labu</text:p>
          </table:table-cell>
          <table:table-cell office:value-type="string" table:style-name="ce2">
            <text:p>Jl. Pinang I raya No.24, RT.1/RW.2, Pd. Labu, Kec. Cilandak, Kota Jakarta<text:s/></text:p>
            <text:p>Selatan, Daerah Khusus Ibukota Jakarta 12450, Indonesia</text:p>
          </table:table-cell>
          <table:table-cell office:value-type="float" office:value="81385044679" table:style-name="ce3">
            <text:p>81385044679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Dadap Kosambi</text:p>
          </table:table-cell>
          <table:table-cell office:value-type="string" table:style-name="ce1">
            <text:p>Jl raya prancis,pergudangan mutiara kosambi blok b-3</text:p>
          </table:table-cell>
          <table:table-cell office:value-type="float" office:value="81210224800" table:style-name="ce3">
            <text:p>81210224800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Ciputat</text:p>
          </table:table-cell>
          <table:table-cell office:value-type="string" table:style-name="ce2">
            <text:p>Jl. Ir H. Juanda No.57, Ciputat, Kec. Ciputat, Kota Tangerang Selatan,<text:s/></text:p>
            <text:p>Banten 15411</text:p>
          </table:table-cell>
          <table:table-cell office:value-type="float" office:value="81387611416" table:style-name="ce3">
            <text:p>81387611416</text:p>
          </table:table-cell>
          <table:table-cell table:number-columns-repeated="3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apus</text:p>
          </table:table-cell>
          <table:table-cell office:value-type="string" table:style-name="ce1">
            <text:p>JL KP YUSUF RT 1 RW 7 RUKO GG JENGKOL NO 105 KOTA BATU BOGOR SELATAN</text:p>
          </table:table-cell>
          <table:table-cell office:value-type="float" office:value="83819305391" table:style-name="ce3">
            <text:p>83819305391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ukabumi</text:p>
          </table:table-cell>
          <table:table-cell office:value-type="string" table:style-name="ce1">
            <text:p>Cijalingan, Kec. Cicantayan, Sukabumi Regency, Jawa Barat 43155</text:p>
          </table:table-cell>
          <table:table-cell office:value-type="float" office:value="82124974293" table:style-name="ce3">
            <text:p>82124974293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Gede Bage (Bandung)</text:p>
          </table:table-cell>
          <table:table-cell office:value-type="string" table:style-name="ce1">
            <text:p>JL.GEDE BAGE SELATAN NO.156 (DEPAN PUSDIKMIN) KOTA BANDUNG</text:p>
          </table:table-cell>
          <table:table-cell office:value-type="float" office:value="81224653564" table:style-name="ce3">
            <text:p>81224653564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aringin</text:p>
          </table:table-cell>
          <table:table-cell office:value-type="string" table:style-name="ce1">
            <text:p>JALAN CARINGIN NO 4</text:p>
          </table:table-cell>
          <table:table-cell office:value-type="float" office:value="85294402294" table:style-name="ce3">
            <text:p>85294402294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Dul Latif</text:p>
          </table:table-cell>
          <table:table-cell office:value-type="string" table:style-name="ce1">
            <text:p>JALAN DULATIP NO 78</text:p>
          </table:table-cell>
          <table:table-cell office:value-type="float" office:value="82295069933" table:style-name="ce3">
            <text:p>82295069933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Garut</text:p>
          </table:table-cell>
          <table:table-cell office:value-type="string" table:style-name="ce1">
            <text:p>JALAN SUDIRMAN NO 14</text:p>
          </table:table-cell>
          <table:table-cell office:value-type="float" office:value="85295226005" table:style-name="ce3">
            <text:p>85295226005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Tasik</text:p>
          </table:table-cell>
          <table:table-cell office:value-type="string" table:style-name="ce1">
            <text:p>JALAN SL TOBING NO 108</text:p>
          </table:table-cell>
          <table:table-cell office:value-type="float" office:value="81322429491" table:style-name="ce3">
            <text:p>81322429491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Banjar Patroman</text:p>
          </table:table-cell>
          <table:table-cell office:value-type="string" table:style-name="ce1">
            <text:p>Jalan Siliwangi no 41, kel.raharga, kec purwaharja</text:p>
          </table:table-cell>
          <table:table-cell office:value-type="float" office:value="82311756390" table:style-name="ce3">
            <text:p>82311756390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Indramayu</text:p>
          </table:table-cell>
          <table:table-cell office:value-type="string" table:style-name="ce2">
            <text:p>jl raya jati barang blok roma rt 06 rw 03 desa bulak kec jati barang<text:s/></text:p>
            <text:p>kab.indramayu di depan apotik kimia farma</text:p>
          </table:table-cell>
          <table:table-cell office:value-type="float" office:value="81901010045" table:style-name="ce3">
            <text:p>81901010045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Cirebon</text:p>
          </table:table-cell>
          <table:table-cell office:value-type="string" table:style-name="ce2">
            <text:p>JL. FATAHILLAH PLERED-SUMBER NO. 80 ( SEBELAH UTARA SMP AT-TAQWIYAH / ALFA<text:s/></text:p>
            <text:p>MART ) DESA MEGU CILIK KEC. WERU KAB. CIREBON</text:p>
          </table:table-cell>
          <table:table-cell office:value-type="float" office:value="8999243113" table:style-name="ce3">
            <text:p>8999243113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urwakarta</text:p>
          </table:table-cell>
          <table:table-cell office:value-type="string" table:style-name="ce1">
            <text:p>JLN RAYA SADANG SUBANG , KEC.SUKAMULYA 2 CISEUREH PURWAKARTA RT.01/RW.05</text:p>
          </table:table-cell>
          <table:table-cell office:value-type="float" office:value="89605810581" table:style-name="ce3">
            <text:p>89605810581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Kutabumi</text:p>
          </table:table-cell>
          <table:table-cell office:value-type="string" table:style-name="ce1">
            <text:p>RT.001/RW.005, Periuk, Kec. Periuk, Kota Tangerang, Banten</text:p>
          </table:table-cell>
          <table:table-cell office:value-type="float" office:value="6281318555161" table:style-name="ce3">
            <text:p>6281318555161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Cibinong</text:p>
          </table:table-cell>
          <table:table-cell office:value-type="string" table:style-name="ce2">
            <text:p>Kp Pos Pabuaran Cibinong Rt.001 Rw013 No 3 jln Raya Jakarta Bogor Km 43<text:s/></text:p>
            <text:p>kec Cibinong</text:p>
          </table:table-cell>
          <table:table-cell office:value-type="float" office:value="81387154357" table:style-name="ce3">
            <text:p>81387154357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Pamanukan</text:p>
          </table:table-cell>
          <table:table-cell office:value-type="string" table:style-name="ce2">
            <text:p>JL CECE JAKARIA RT01/ RW 12 BUDISARI, PAMANUKAN (DEPAN PASAR IMPRES<text:s/></text:p>
            <text:p>PAMANUKAN)</text:p>
          </table:table-cell>
          <table:table-cell office:value-type="string" table:style-name="ce3">
            <text:p>081388356915 / 087782313678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Serang</text:p>
          </table:table-cell>
          <table:table-cell office:value-type="string" table:style-name="ce2">
            <text:p>Jl. ayip usman, lingkungan hidup kebaharan, kel. kebaharan, kec, Lopang,<text:s/></text:p>
            <text:p>Kec. Serang, Kota Serang, Banten 42113</text:p>
          </table:table-cell>
          <table:table-cell office:value-type="float" office:value="87782313678" table:style-name="ce3">
            <text:p>87782313678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Cianjur</text:p>
          </table:table-cell>
          <table:table-cell office:value-type="string" table:style-name="ce2">
            <text:p>JL.RAYA CIANJUR SUKABUMI KM 5/6 BAYUBUD RANCAGOONG DEKAT SEKOLAH ANABA<text:s/></text:p>
            <text:p>ISLAMIK SCOOL</text:p>
          </table:table-cell>
          <table:table-cell office:value-type="float" office:value="82180867160" table:style-name="ce3">
            <text:p>82180867160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calengka</text:p>
          </table:table-cell>
          <table:table-cell office:value-type="string" table:style-name="ce1">
            <text:p>jl.raya barat cicalengka lama km 27.5 sindang pakuon cimanggung sumedang</text:p>
          </table:table-cell>
          <table:table-cell office:value-type="float" office:value="82127466668" table:style-name="ce3">
            <text:p>82127466668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adalarang</text:p>
          </table:table-cell>
          <table:table-cell office:value-type="string" table:style-name="ce1">
            <text:p>JL SIMPANG UTARA NO 29 KERTAJAYA PADALARANG KAB BANDUNG BARAT</text:p>
          </table:table-cell>
          <table:table-cell office:value-type="float" office:value="81311072696" table:style-name="ce3">
            <text:p>81311072696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oreang</text:p>
          </table:table-cell>
          <table:table-cell office:value-type="string" table:style-name="ce1">
            <text:p>JALAN RAYA SOREANG - BANJARAN (CITALIKTIK) KABUPATEN BANDUNG</text:p>
          </table:table-cell>
          <table:table-cell office:value-type="float" office:value="82233429821" table:style-name="ce3">
            <text:p>82233429821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Ciamis</text:p>
          </table:table-cell>
          <table:table-cell office:value-type="string" table:style-name="ce2">
            <text:p>JL RAYA CIKONENG - IMBANAGARA RAYA ( DEPAN INDOMARET SINDANGSARI ) CIAMIS<text:s/></text:p>
            <text:p>JAWA BARAT 46219</text:p>
          </table:table-cell>
          <table:table-cell office:value-type="float" office:value="81273995933" table:style-name="ce3">
            <text:p>81273995933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Ciawi</text:p>
          </table:table-cell>
          <table:table-cell office:value-type="string" table:style-name="ce2">
            <text:p>jl.raya sukabumi.no.22,rt.02/rw.07.kelurahan harjasari kecamatan bogor<text:s/></text:p>
            <text:p>selatan.kode pos.16138</text:p>
          </table:table-cell>
          <table:table-cell office:value-type="float" office:value="81292575549" table:style-name="ce3">
            <text:p>81292575549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ledug</text:p>
          </table:table-cell>
          <table:table-cell office:value-type="string" table:style-name="ce1">
            <text:p>JL CILEDUG RAYA NO 53 RT 6 RW 4 KEC PESANGGARAHAN KEL,PETUKANGAN UTARA</text:p>
          </table:table-cell>
          <table:table-cell office:value-type="float" office:value="82113134753" table:style-name="ce3">
            <text:p>82113134753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mahi</text:p>
          </table:table-cell>
          <table:table-cell office:value-type="string" table:style-name="ce1">
            <text:p>Jl Sangkuriang No 2 Rt 5 Rw 12 Kel Padasuka Kec Cimahi Tengah Kota CIMAHI</text:p>
          </table:table-cell>
          <table:table-cell office:value-type="float" office:value="81288392367" table:style-name="ce3">
            <text:p>81288392367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1">
            <text:p>Cipadu</text:p>
          </table:table-cell>
          <table:table-cell office:value-type="string" table:style-name="ce2">
            <text:p>JL.WAHID HASIM RT 3 RW 4 RUKO ANUGRAH NO 7 KEL.JURANG MANGGU TIMUR TANGSEL<text:s/></text:p>
            <text:p>KEC.PONDOK AREN</text:p>
          </table:table-cell>
          <table:table-cell office:value-type="float" office:value="81296936582" table:style-name="ce3">
            <text:p>81296936582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Majalengka</text:p>
          </table:table-cell>
          <table:table-cell office:value-type="string" table:style-name="ce2">
            <text:p>Dusun manis no 03 RT 002 RW 003 Desa Andir, kecamatan jatiwangi, kab<text:s/></text:p>
            <text:p>Majalengka</text:p>
          </table:table-cell>
          <table:table-cell office:value-type="float" office:value="81383931246" table:style-name="ce3">
            <text:p>81383931246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1">
            <text:p>Cikampek</text:p>
          </table:table-cell>
          <table:table-cell office:value-type="string" table:style-name="ce2">
            <text:p>JL STASIUN DUSUN SUKAMANAH TIMUR DESA CIKAMPEK BARAT KEC.CIKAMPEK RT O1 RW<text:s/></text:p>
            <text:p>03</text:p>
          </table:table-cell>
          <table:table-cell office:value-type="float" office:value="81212480672" table:style-name="ce3">
            <text:p>81212480672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ampea</text:p>
          </table:table-cell>
          <table:table-cell office:value-type="string" table:style-name="ce1">
            <text:p>JL RAYA CIBANTENG KM,11 (DEPAN AHAS WIRA AGUNG LESTARI) CIAMPEA</text:p>
          </table:table-cell>
          <table:table-cell office:value-type="float" office:value="83163186005" table:style-name="ce3">
            <text:p>83163186005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Sumedang</text:p>
          </table:table-cell>
          <table:table-cell office:value-type="string" table:style-name="ce2">
            <text:p>Jl. prabu gajah agung no 141 rt/w 01/07 kel.situ kec sumedang utara<text:s/></text:p>
            <text:p>(sebrang pom bensin prabu gajah, samping indomaret)</text:p>
          </table:table-cell>
          <table:table-cell office:value-type="float" office:value="81283153050" table:style-name="ce3">
            <text:p>81283153050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Kuningan</text:p>
          </table:table-cell>
          <table:table-cell office:value-type="string" table:style-name="ce2">
            <text:p>Jl. Dr. Moch. Hatta no 01 link. dago, Kel Cijoho, Kec. Kuningan, Kab.<text:s/></text:p>
            <text:p>Kuningan</text:p>
          </table:table-cell>
          <table:table-cell office:value-type="float" office:value="81324015452" table:style-name="ce3">
            <text:p>81324015452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Teluk Jambe</text:p>
          </table:table-cell>
          <table:table-cell office:value-type="string" table:style-name="ce2">
            <text:p>Jl.Raya Perumnas, Ruko CG8 VI - 66 Karawang Barat,Teluk Jambe(Samping RJ<text:s/></text:p>
            <text:p>Bike)</text:p>
          </table:table-cell>
          <table:table-cell office:value-type="float" office:value="813670733812" table:style-name="ce3">
            <text:p>813670733812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gondewah</text:p>
          </table:table-cell>
          <table:table-cell office:value-type="string" table:style-name="ce1">
            <text:p>JL.HOLIS RAYA NO. 460-462, KEC. BANDUNG KULON</text:p>
          </table:table-cell>
          <table:table-cell office:value-type="float" office:value="82119038094" table:style-name="ce3">
            <text:p>82119038094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Leuwiliang</text:p>
          </table:table-cell>
          <table:table-cell office:value-type="string" table:style-name="ce2">
            <text:p>JL RAYA CIBEBER NO 29 RT02 RW06 CIBEBER 1 KECAMATAN LEUWILIANG KABUPATEN<text:s/></text:p>
            <text:p>BOGOR</text:p>
          </table:table-cell>
          <table:table-cell office:value-type="float" office:value="83108470351" table:style-name="ce3">
            <text:p>83108470351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ajalaya</text:p>
          </table:table-cell>
          <table:table-cell office:value-type="string" table:style-name="ce1">
            <text:p>JL.RAYA ANYAR MAJASETA KEC.MAJALAYA</text:p>
          </table:table-cell>
          <table:table-cell office:value-type="float" office:value="895361179881" table:style-name="ce3">
            <text:p>895361179881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Rancaekek</text:p>
          </table:table-cell>
          <table:table-cell office:value-type="string" table:style-name="ce2">
            <text:p>JL NUSA INDAH RAYA NO 105 RT 06 / RW 08 DESA RANCAEKEK WETAN KEC RANCAEKEK<text:s/></text:p>
            <text:p>KAB BANDUNG JAWA BARAT 40394</text:p>
          </table:table-cell>
          <table:table-cell office:value-type="float" office:value="88211460718" table:style-name="ce3">
            <text:p>88211460718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ingaparna</text:p>
          </table:table-cell>
          <table:table-cell office:value-type="string" table:style-name="ce1">
            <text:p>JL. SIMPANG 4 MUKTAMAR CISINGA SEBRANG SAMSAT SINGAPARNA</text:p>
          </table:table-cell>
          <table:table-cell office:value-type="float" office:value="81211690667" table:style-name="ce3">
            <text:p>81211690667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diyasa</text:p>
          </table:table-cell>
          <table:table-cell office:value-type="string" table:style-name="ce1">
            <text:p>Jl raya Cisoka ds. cikuya kec. Solear Tangerang Banten</text:p>
          </table:table-cell>
          <table:table-cell office:value-type="float" office:value="81384317484" table:style-name="ce3">
            <text:p>81384317484</text:p>
          </table:table-cell>
          <table:table-cell table:number-columns-repeated="3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Tegal</text:p>
          </table:table-cell>
          <table:table-cell office:value-type="string" table:style-name="ce1">
            <text:p>JALAN MATARAM RT 07/ 03 SURUNGAN LOR/ TEGAL</text:p>
          </table:table-cell>
          <table:table-cell office:value-type="float" office:value="82119595911" table:style-name="ce3">
            <text:p>82119595911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emalang</text:p>
          </table:table-cell>
          <table:table-cell office:value-type="string" table:style-name="ce1">
            <text:p>JL RAYA PRINTIS KEMERDEKAAN RT 44 RW 07 WIDODAREN PEKANDANGAN</text:p>
          </table:table-cell>
          <table:table-cell office:value-type="float" office:value="81298466147" table:style-name="ce3">
            <text:p>81298466147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Bojong</text:p>
          </table:table-cell>
          <table:table-cell office:value-type="string" table:style-name="ce2">
            <text:p>JL. PULOREJO NO. 187 GG. 1, RT 03 / RW 02 DS. BOJONGMINGGIR, KEC. BOJONG,<text:s/></text:p>
            <text:p>KAB. PEKALONGAN</text:p>
          </table:table-cell>
          <table:table-cell office:value-type="float" office:value="85869251689" table:style-name="ce3">
            <text:p>85869251689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ekalongan</text:p>
          </table:table-cell>
          <table:table-cell office:value-type="string" table:style-name="ce1">
            <text:p>JALAN DR SOETOMO NO 165</text:p>
          </table:table-cell>
          <table:table-cell office:value-type="float" office:value="81389388037" table:style-name="ce3">
            <text:p>81389388037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urwokerto</text:p>
          </table:table-cell>
          <table:table-cell office:value-type="string" table:style-name="ce1">
            <text:p>JALAN RAYA SIDABOA NO 4 PATIKRAJA</text:p>
          </table:table-cell>
          <table:table-cell office:value-type="float" office:value="85218756887" table:style-name="ce3">
            <text:p>85218756887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Kebumen</text:p>
          </table:table-cell>
          <table:table-cell office:value-type="string" table:style-name="ce1">
            <text:p>JALAN LINGKAR SELATAN DESA PADALUHURRT 04 RW 03 KEC. KLIRONG</text:p>
          </table:table-cell>
          <table:table-cell office:value-type="float" office:value="82134750872" table:style-name="ce3">
            <text:p>82134750872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Kaliwungu</text:p>
          </table:table-cell>
          <table:table-cell office:value-type="string" table:style-name="ce1">
            <text:p>JALAN RAYA KALIWUNGU,KM 18, DEPAN GUDANG BULOG SUMBEREJO KENDAL</text:p>
          </table:table-cell>
          <table:table-cell office:value-type="string" table:style-name="ce3">
            <text:p>00822 2536 4589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emarang (Lik)</text:p>
          </table:table-cell>
          <table:table-cell office:value-type="string" table:style-name="ce1">
            <text:p>LIK TENGAH GANG 4</text:p>
          </table:table-cell>
          <table:table-cell office:value-type="float" office:value="81326604164" table:style-name="ce3">
            <text:p>81326604164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emarang (Arteri)</text:p>
          </table:table-cell>
          <table:table-cell office:value-type="string" table:style-name="ce1">
            <text:p>JL ALTERI SOEKARNO HATTA NO 180 A SEMARANG</text:p>
          </table:table-cell>
          <table:table-cell office:value-type="float" office:value="81392465854" table:style-name="ce3">
            <text:p>81392465854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Kudus</text:p>
          </table:table-cell>
          <table:table-cell office:value-type="string" table:style-name="ce1">
            <text:p>JALAN HOS COKROAMINOTO MELATI LOR RT 02/ RW 01</text:p>
          </table:table-cell>
          <table:table-cell office:value-type="string" table:style-name="ce3">
            <text:p>081398686545/ 085865830228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Blora</text:p>
          </table:table-cell>
          <table:table-cell office:value-type="string" table:style-name="ce1">
            <text:p>JL. JENDRAL SUDIRMAN KM12,8 BANGKLE</text:p>
          </table:table-cell>
          <table:table-cell office:value-type="float" office:value="82327048324" table:style-name="ce3">
            <text:p>82327048324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1">
            <text:p>Magelang</text:p>
          </table:table-cell>
          <table:table-cell office:value-type="string" table:style-name="ce2">
            <text:p>JALAN URIP SUMOHARJO NO 31 (DEPAN RUMAH DUKA RUMAH SAKIT TENTARA)KEL WATES<text:s/></text:p>
            <text:p>MAGELANG/ JL. NASIONAL 14 NO 252 WATES MAGELANG UTARA</text:p>
          </table:table-cell>
          <table:table-cell office:value-type="float" office:value="81380222509" table:style-name="ce3">
            <text:p>81380222509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alatiga</text:p>
          </table:table-cell>
          <table:table-cell office:value-type="string" table:style-name="ce1">
            <text:p>JLS .SALATIGA AREA PASAR TIBAN</text:p>
          </table:table-cell>
          <table:table-cell office:value-type="float" office:value="81219248653" table:style-name="ce3">
            <text:p>81219248653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olo</text:p>
          </table:table-cell>
          <table:table-cell office:value-type="string" table:style-name="ce1">
            <text:p>JALAN YAP JUANG BING, JAGALAN</text:p>
          </table:table-cell>
          <table:table-cell office:value-type="float" office:value="81335533938" table:style-name="ce3">
            <text:p>81335533938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olo (Pasar Klewer)</text:p>
          </table:table-cell>
          <table:table-cell office:value-type="string" table:style-name="ce1">
            <text:p>JL GAJAH SURANTO, RUKO BARAT PASAR KLEWER</text:p>
          </table:table-cell>
          <table:table-cell office:value-type="float" office:value="82257404444" table:style-name="ce3">
            <text:p>82257404444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Klaten</text:p>
          </table:table-cell>
          <table:table-cell office:value-type="string" table:style-name="ce2">
            <text:p>JL KLATEN SOLO KM 5 NGARAN MLESE KLATEN TIMUR LAMPU MERAH RUMASAKIT ISLAM<text:s/></text:p>
            <text:p>KLATEN SAMPING BANK BPR KLATEN SEJAHTERA</text:p>
          </table:table-cell>
          <table:table-cell office:value-type="float" office:value="81392441277" table:style-name="ce3">
            <text:p>81392441277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Yogyakarta</text:p>
          </table:table-cell>
          <table:table-cell office:value-type="string" table:style-name="ce1">
            <text:p>JALAN IMOGIRI TIMUR NO.218 GIWANGAN, UMBULHARJO (SELATAN PASAR GIWANGAN)</text:p>
          </table:table-cell>
          <table:table-cell office:value-type="float" office:value="81249715522" table:style-name="ce3">
            <text:p>81249715522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Kendal</text:p>
          </table:table-cell>
          <table:table-cell office:value-type="string" table:style-name="ce1">
            <text:p>Jalan raya kendal no 77, jambe arum, kec patebon</text:p>
          </table:table-cell>
          <table:table-cell office:value-type="float" office:value="81328088290" table:style-name="ce3">
            <text:p>81328088290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Sragen</text:p>
          </table:table-cell>
          <table:table-cell office:value-type="string" table:style-name="ce2">
            <text:p>JL SOLO SRAGEN, REJOWINANGUN RT 03 RW 07, KRIKILAN, MASARAN, SRAGEN (TIMUR<text:s/></text:p>
            <text:p>POM BENSIN KRIKILAN, MASARAN, SRAGEN)</text:p>
          </table:table-cell>
          <table:table-cell office:value-type="float" office:value="81328256045" table:style-name="ce3">
            <text:p>81328256045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Kulon Progo</text:p>
          </table:table-cell>
          <table:table-cell office:value-type="string" table:style-name="ce1">
            <text:p>JALAN PAHLAWAN KM 3 SANGGRAHAN KIDUL,BENDUNGAN,WATES,KULON PROGO, D I Y</text:p>
          </table:table-cell>
          <table:table-cell office:value-type="float" office:value="87827672413" table:style-name="ce3">
            <text:p>87827672413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urwodadi Grobogan</text:p>
          </table:table-cell>
          <table:table-cell office:value-type="string" table:style-name="ce1">
            <text:p>JL RAYA PURWODADI BLORA KM 02 GETAS REJO DEPAN PABRIK ROTI GETAS REJO</text:p>
          </table:table-cell>
          <table:table-cell office:value-type="float" office:value="81390274330" table:style-name="ce3">
            <text:p>81390274330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1">
            <text:p>Ungaran</text:p>
          </table:table-cell>
          <table:table-cell office:value-type="string" table:style-name="ce2">
            <text:p>JL. JENDRAL SOEDIRMAN NO 10. MIJEN,GEDANGANAK, UNGARAN TIMUR [ SEBRANG SDN<text:s/></text:p>
            <text:p>1 GEDANGANAK ]</text:p>
          </table:table-cell>
          <table:table-cell office:value-type="float" office:value="81225388281" table:style-name="ce3">
            <text:p>81225388281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asar Beringharjo</text:p>
          </table:table-cell>
          <table:table-cell office:value-type="string" table:style-name="ce1">
            <text:p>JL PANEMBAHAN SENOPATI NO 38 PRAWIRODIRJAN GONDOMANAN, YOGYAKARTA</text:p>
          </table:table-cell>
          <table:table-cell office:value-type="float" office:value="85848138278" table:style-name="ce3">
            <text:p>85848138278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Anton</text:p>
          </table:table-cell>
          <table:table-cell office:value-type="string" table:style-name="ce2">
            <text:p>Jl. Pulorejo Gg.1 No.139, Ds. Bojongminggir, Kec. Bojong, Kab. Pekalongan<text:s/></text:p>
            <text:p>- Jawa Tengah</text:p>
          </table:table-cell>
          <table:table-cell office:value-type="float" office:value="85869251689" table:style-name="ce3">
            <text:p>85869251689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urworejo</text:p>
          </table:table-cell>
          <table:table-cell office:value-type="string" table:style-name="ce1">
            <text:p>Jl Gajah mada km.05, Grantung legok, Dukuhrejo, bayan ,Purworejo</text:p>
          </table:table-cell>
          <table:table-cell office:value-type="float" office:value="85291917272" table:style-name="ce3">
            <text:p>85291917272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Cilacap</text:p>
          </table:table-cell>
          <table:table-cell office:value-type="string" table:style-name="ce2">
            <text:p>JL RAYA KARANG KANDRI, RT 02 RW 03 KARANG KANDRI WETAN, KEC. KESUGIHAN,<text:s/></text:p>
            <text:p>KAB CILACAP</text:p>
          </table:table-cell>
          <table:table-cell office:value-type="float" office:value="81328125446" table:style-name="ce3">
            <text:p>81328125446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Brebes</text:p>
          </table:table-cell>
          <table:table-cell office:value-type="string" table:style-name="ce1">
            <text:p>Jl. RA Kartini N0. 02, RT: 07 RW: 02, Dukuh Tengah Ketanggungan, Brebes</text:p>
          </table:table-cell>
          <table:table-cell office:value-type="float" office:value="81391761166" table:style-name="ce3">
            <text:p>81391761166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Wonosobo</text:p>
          </table:table-cell>
          <table:table-cell office:value-type="string" table:style-name="ce2">
            <text:p>Jl.lingkar Marong no 9, Dsn.Marong, Ds.Karangluhur Rt.05 RW.05,<text:s/></text:p>
            <text:p>Kec.Kertek, Kab.Wonosobo, Jawa Tengah 56371</text:p>
          </table:table-cell>
          <table:table-cell office:value-type="float" office:value="81391761166" table:style-name="ce3">
            <text:p>81391761166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Temanggung</text:p>
          </table:table-cell>
          <table:table-cell office:value-type="string" table:style-name="ce2">
            <text:p>JL RAYA KEDU - PARAKAN, DUSUN SEPIKUL, DESA MOJOTENGAH RT 2 RW 2,<text:s/></text:p>
            <text:p>KECAMATAN KEDU, KABUPATEN TEMANGGUNG</text:p>
          </table:table-cell>
          <table:table-cell office:value-type="float" office:value="895385916603" table:style-name="ce3">
            <text:p>895385916603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Boyolali</text:p>
          </table:table-cell>
          <table:table-cell office:value-type="string" table:style-name="ce1">
            <text:p>JL RAYA BOYOLALI - SEMARANG, WINONG, JAWA TENGAH</text:p>
          </table:table-cell>
          <table:table-cell office:value-type="float" office:value="81319248653" table:style-name="ce3">
            <text:p>81319248653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urbalingga</text:p>
          </table:table-cell>
          <table:table-cell office:value-type="string" table:style-name="ce1">
            <text:p>Jl LET. YUSUF, BABAKAN RT 19/ RW 05, KEC. KALIMANAH, KAB. PURBALINGGA</text:p>
          </table:table-cell>
          <table:table-cell office:value-type="float" office:value="81391605958" table:style-name="ce3">
            <text:p>81391605958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Jepara</text:p>
          </table:table-cell>
          <table:table-cell office:value-type="string" table:style-name="ce1">
            <text:p>Rw. 2, Pecangaan Kulon, Pecangaan, Jepara Regency, Central Java 59462</text:p>
          </table:table-cell>
          <table:table-cell office:value-type="float" office:value="82141079881" table:style-name="ce3">
            <text:p>82141079881</text:p>
          </table:table-cell>
          <table:table-cell table:number-columns-repeated="3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urabaya (Margomulyo)</text:p>
          </table:table-cell>
          <table:table-cell office:value-type="string" table:style-name="ce1">
            <text:p>PERGUDANGAN MARGOMULYO PERMAI BLON N 3B</text:p>
          </table:table-cell>
          <table:table-cell office:value-type="float" office:value="81298259252" table:style-name="ce3">
            <text:p>81298259252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urabaya (Demak)</text:p>
          </table:table-cell>
          <table:table-cell office:value-type="string" table:style-name="ce1">
            <text:p>JL DEMAK TIMUR NO 28/2 BUBUTAN SURABAYA</text:p>
          </table:table-cell>
          <table:table-cell office:value-type="float" office:value="8135374570" table:style-name="ce3">
            <text:p>8135374570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urabaya (Bongkaran)</text:p>
          </table:table-cell>
          <table:table-cell office:value-type="string" table:style-name="ce1">
            <text:p>JALAN BONGKARAN NO 10</text:p>
          </table:table-cell>
          <table:table-cell office:value-type="float" office:value="82131304515" table:style-name="ce3">
            <text:p>82131304515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urabaya (Panjang Jiwo)</text:p>
          </table:table-cell>
          <table:table-cell office:value-type="string" table:style-name="ce1">
            <text:p>JALAN RAYA PANJANGJIWO PERMAI BLOK 1B NO 14</text:p>
          </table:table-cell>
          <table:table-cell office:value-type="float" office:value="82210339154" table:style-name="ce3">
            <text:p>82210339154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idoarjo</text:p>
          </table:table-cell>
          <table:table-cell office:value-type="string" table:style-name="ce1">
            <text:p>JL.RUKO MORA GROVE MSH NO.15-16, KAHURIPAN NIRWANA VILLAGE SIDOARJO</text:p>
          </table:table-cell>
          <table:table-cell office:value-type="string" table:style-name="ce3">
            <text:p>081282225956/ 081228269523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alang</text:p>
          </table:table-cell>
          <table:table-cell office:value-type="string" table:style-name="ce1">
            <text:p>JALAN MAYJEN SUNGKONO NO 52 ARJOWINANGUN, KEDUNGKANDANG, MALANG</text:p>
          </table:table-cell>
          <table:table-cell office:value-type="float" office:value="85311873600" table:style-name="ce3">
            <text:p>85311873600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Kediri</text:p>
          </table:table-cell>
          <table:table-cell office:value-type="string" table:style-name="ce1">
            <text:p>Yg baru di JL.GATOT SUBROTO NO.130 MRICAN - MOJOROTO KOTA KEDIRI</text:p>
          </table:table-cell>
          <table:table-cell office:value-type="float" office:value="81219688554" table:style-name="ce3">
            <text:p>81219688554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ojokerto</text:p>
          </table:table-cell>
          <table:table-cell office:value-type="string" table:style-name="ce1">
            <text:p>JALAN RAYA SA BASUNI NO 72</text:p>
          </table:table-cell>
          <table:table-cell office:value-type="float" office:value="81217198096" table:style-name="ce3">
            <text:p>81217198096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Nganjuk</text:p>
          </table:table-cell>
          <table:table-cell office:value-type="string" table:style-name="ce2">
            <text:p>JL. EMPU SENDOK, CANDIREJO KEC LOCERET, KAB NGANJUK (200M BARAT LAMPU<text:s/></text:p>
            <text:p>MERAH CANDI)</text:p>
          </table:table-cell>
          <table:table-cell office:value-type="float" office:value="82257210097" table:style-name="ce3">
            <text:p>82257210097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Madiun</text:p>
          </table:table-cell>
          <table:table-cell office:value-type="string" table:style-name="ce2">
            <text:p>JL. MADIUN - SURABAYA KM 10, KEL. GARON, KEC. BALEREJO, KAB. MADIUN (<text:s/></text:p>
            <text:p>PEREMPATAN GERBANG TOL MADIUN KE TIMUR 1Km an )</text:p>
          </table:table-cell>
          <table:table-cell office:value-type="float" office:value="81230572717" table:style-name="ce3">
            <text:p>81230572717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Blitar</text:p>
          </table:table-cell>
          <table:table-cell office:value-type="string" table:style-name="ce1">
            <text:p>JALAN RAYA TULUNGAGUN BLITAR DESA PLOSOSARANG</text:p>
          </table:table-cell>
          <table:table-cell office:value-type="string" table:style-name="ce3">
            <text:p>081235629975/ 085856551295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Tulungagung</text:p>
          </table:table-cell>
          <table:table-cell office:value-type="string" table:style-name="ce1">
            <text:p>JALAN DR WAHIDIN SUDIRI HUSODO NO 64, DEPAN SMA KATHOLIK TULUNGAGUNG</text:p>
          </table:table-cell>
          <table:table-cell office:value-type="float" office:value="81249553199" table:style-name="ce3">
            <text:p>81249553199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Bojonegoro</text:p>
          </table:table-cell>
          <table:table-cell office:value-type="string" table:style-name="ce1">
            <text:p>JALAN UNTUNG SUROPATI NO 69</text:p>
          </table:table-cell>
          <table:table-cell office:value-type="float" office:value="6282338440206" table:style-name="ce3">
            <text:p>6282338440206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asuruhan</text:p>
          </table:table-cell>
          <table:table-cell office:value-type="string" table:style-name="ce1">
            <text:p>JALAN AHMAD YANI NO 418</text:p>
          </table:table-cell>
          <table:table-cell office:value-type="float" office:value="81213132201" table:style-name="ce3">
            <text:p>81213132201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robolinggo</text:p>
          </table:table-cell>
          <table:table-cell office:value-type="string" table:style-name="ce1">
            <text:p>JALAN RAYA DRINGU NO 44</text:p>
          </table:table-cell>
          <table:table-cell office:value-type="float" office:value="82133730308" table:style-name="ce3">
            <text:p>82133730308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1">
            <text:p>Lumajang</text:p>
          </table:table-cell>
          <table:table-cell office:value-type="string" table:style-name="ce2">
            <text:p>JL.RAYA SIMPANG 3,KRAJAN-WONOREJO-KEDUNGJAJANG( TIMUR PATUNG JARAN KENCAK<text:s/></text:p>
            <text:p>)</text:p>
          </table:table-cell>
          <table:table-cell office:value-type="float" office:value="85259493044" table:style-name="ce3">
            <text:p>85259493044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Jember</text:p>
          </table:table-cell>
          <table:table-cell office:value-type="string" table:style-name="ce1">
            <text:p>JALAN MH THAMRIN, PERGUDANGAN PESONA AJUNG PARK NO 14</text:p>
          </table:table-cell>
          <table:table-cell office:value-type="float" office:value="81359719106" table:style-name="ce3">
            <text:p>81359719106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Banyuwangi</text:p>
          </table:table-cell>
          <table:table-cell office:value-type="string" table:style-name="ce1">
            <text:p>JALAN RAYA JEMBER 96 DUSUN KERAJAN DADAPAN KABAT</text:p>
          </table:table-cell>
          <table:table-cell office:value-type="float" office:value="82233566054" table:style-name="ce3">
            <text:p>82233566054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Bangkalan</text:p>
          </table:table-cell>
          <table:table-cell office:value-type="string" table:style-name="ce2">
            <text:p>JL RE MARTADINATA KEL.MELAJAH KEC.BANGKALAN KAB.BANGKALAN MADURA DEPAN<text:s/></text:p>
            <text:p>GANG SMAN 3 BANGKALAN</text:p>
          </table:table-cell>
          <table:table-cell office:value-type="float" office:value="81232377871" table:style-name="ce3">
            <text:p>81232377871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Ponorogo</text:p>
          </table:table-cell>
          <table:table-cell office:value-type="string" table:style-name="ce2">
            <text:p>Jl. Sukarno Hatta Kav.No 15 Utara Patung Sukowati Jarakan Timur(Depan<text:s/></text:p>
            <text:p>Dealer MPM Motor),Ponorogo. Jawa Timur (63411)</text:p>
          </table:table-cell>
          <table:table-cell office:value-type="float" office:value="81314730086" table:style-name="ce3">
            <text:p>81314730086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Ngawi</text:p>
          </table:table-cell>
          <table:table-cell office:value-type="string" table:style-name="ce1">
            <text:p>JL. TRUNOJOYO GG. MAYANG I MARGOMULYO NGAWI (UTARA PERINTIS)</text:p>
          </table:table-cell>
          <table:table-cell office:value-type="float" office:value="81282288757" table:style-name="ce3">
            <text:p>81282288757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agetan</text:p>
          </table:table-cell>
          <table:table-cell office:value-type="string" table:style-name="ce1">
            <text:p>JL. MAYJEND SUKOWATI (SELATAN SAMSAT) MAGETAN, JAWA TIMUR</text:p>
          </table:table-cell>
          <table:table-cell office:value-type="float" office:value="82223459102" table:style-name="ce3">
            <text:p>82223459102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amekasan</text:p>
          </table:table-cell>
          <table:table-cell office:value-type="string" table:style-name="ce1">
            <text:p>jl raya kangenan no 18A laden kec pamekasan</text:p>
          </table:table-cell>
          <table:table-cell office:value-type="float" office:value="81216334220" table:style-name="ce3">
            <text:p>81216334220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alang Blimbing</text:p>
          </table:table-cell>
          <table:table-cell office:value-type="string" table:style-name="ce1">
            <text:p>Jl. Sunandar Priyo Sudarmo No, 20 Pandean - Kel Purwantoro - Kec. Blimbing</text:p>
          </table:table-cell>
          <table:table-cell office:value-type="float" office:value="82334715727" table:style-name="ce3">
            <text:p>82334715727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Trenggalek</text:p>
          </table:table-cell>
          <table:table-cell office:value-type="string" table:style-name="ce2">
            <text:p>Jl. Raya Kedunglurah No.22, Tanggung, Kedunglurah, Kec. Pogalan, Kabupaten<text:s/></text:p>
            <text:p>Trenggalek, Jawa Timur 66371</text:p>
          </table:table-cell>
          <table:table-cell office:value-type="string" table:style-name="ce3">
            <text:p>085258279677/ 085851234690/ 085745873331/ 081235629975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Kedungdoro</text:p>
          </table:table-cell>
          <table:table-cell office:value-type="string" table:style-name="ce2">
            <text:p>Ruko Grand Flower 17 b, Jl. Pasar Kembang, Kupang Krajan, Kota SBY, Jawa<text:s/></text:p>
            <text:p>Timur</text:p>
          </table:table-cell>
          <table:table-cell office:value-type="string" table:style-name="ce3">
            <text:p>0812-3372-64190812-3372-6419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itubondo</text:p>
          </table:table-cell>
          <table:table-cell office:value-type="string" table:style-name="ce1">
            <text:p>jln panglima santri patokan kec situbondo, Jawa Timur 68311</text:p>
          </table:table-cell>
          <table:table-cell office:value-type="float" office:value="82233172411" table:style-name="ce3">
            <text:p>82233172411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alang (Batu)</text:p>
          </table:table-cell>
          <table:table-cell office:value-type="string" table:style-name="ce1">
            <text:p>Jl. Semeru, Sisir, Kec. Batu, Kota Batu, Jawa Timur 65314</text:p>
          </table:table-cell>
          <table:table-cell office:value-type="float" office:value="85732543840" table:style-name="ce3">
            <text:p>85732543840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Bondowoso</text:p>
          </table:table-cell>
          <table:table-cell office:value-type="string" table:style-name="ce1">
            <text:p>JL BONDOWOSO JEMBER BUNDER PACORAN KECAMATAN BONDOWOSO</text:p>
          </table:table-cell>
          <table:table-cell office:value-type="float" office:value="82232794869" table:style-name="ce3">
            <text:p>82232794869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Gresik</text:p>
          </table:table-cell>
          <table:table-cell office:value-type="string" table:style-name="ce1">
            <text:p>JL KH.SYAFII RUKO TOWN HOUSE EMERALD AA 09 DAHAN REJO GRESIK</text:p>
          </table:table-cell>
          <table:table-cell office:value-type="float" office:value="81318596269" table:style-name="ce3">
            <text:p>81318596269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alang, Pasar Besar</text:p>
          </table:table-cell>
          <table:table-cell office:value-type="string" table:style-name="ce1">
            <text:p>Jl. Sulawesi no. A6 Kel. Kasin Kec. Klojen Malang</text:p>
          </table:table-cell>
          <table:table-cell office:value-type="float" office:value="81390779837" table:style-name="ce3">
            <text:p>81390779837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Jombang</text:p>
          </table:table-cell>
          <table:table-cell office:value-type="string" table:style-name="ce2">
            <text:p>PERUMAHAN ASTAPADA INDAH 3 BLOK A1-A2, JL CINDERA WASIH, PLOSOGENENG,<text:s/></text:p>
            <text:p>JOMBANG</text:p>
          </table:table-cell>
          <table:table-cell office:value-type="float" office:value="85742463702" table:style-name="ce3">
            <text:p>85742463702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umenep</text:p>
          </table:table-cell>
          <table:table-cell office:value-type="string" table:style-name="ce1">
            <text:p>Jl urip sumoharjo Pabian Sumenep (depan SMA Muhammadiyah Sumenep)</text:p>
          </table:table-cell>
          <table:table-cell office:value-type="float" office:value="81806730772" table:style-name="ce3">
            <text:p>81806730772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Banyuwangi (Genteng)</text:p>
          </table:table-cell>
          <table:table-cell office:value-type="string" table:style-name="ce2">
            <text:p>Jl. Raya Propinsi Gambiran Genteng (Ruko H. Umar No. A 11 selatan<text:s/></text:p>
            <text:p>lapangan) Kecamatan Gambiran</text:p>
          </table:table-cell>
          <table:table-cell office:value-type="float" office:value="85648334441" table:style-name="ce3">
            <text:p>85648334441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Tuban</text:p>
          </table:table-cell>
          <table:table-cell office:value-type="string" table:style-name="ce1">
            <text:p>Jl Raya Merakurak - Tuban, Mandirejo, Kec. Merakurak, Kab. Tuban</text:p>
          </table:table-cell>
          <table:table-cell office:value-type="float" office:value="81331144544" table:style-name="ce3">
            <text:p>81331144544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mongan</text:p>
          </table:table-cell>
          <table:table-cell office:value-type="string" table:style-name="ce1">
            <text:p>JL. J. A. SUPRAPTO (RUKO PIB) LAMONGAN</text:p>
          </table:table-cell>
          <table:table-cell office:value-type="float" office:value="81335672466" table:style-name="ce3">
            <text:p>81335672466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urabaya (Lakarsantri)</text:p>
          </table:table-cell>
          <table:table-cell office:value-type="string" table:style-name="ce1">
            <text:p>JL. RAYA JERUK NO.228, JERUK LAKARSANTRI SURABAYA</text:p>
          </table:table-cell>
          <table:table-cell office:value-type="float" office:value="81238986928" table:style-name="ce3">
            <text:p>81238986928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idoarjo (Kletek)</text:p>
          </table:table-cell>
          <table:table-cell office:value-type="string" table:style-name="ce1">
            <text:p>JL RAYA TAMAN 17 B, SEPANJANG SDA</text:p>
          </table:table-cell>
          <table:table-cell office:value-type="float" office:value="81238986917" table:style-name="ce3">
            <text:p>81238986917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idoarjo (Sedati)</text:p>
          </table:table-cell>
          <table:table-cell office:value-type="string" table:style-name="ce1">
            <text:p>Ruko Astrio B.5 Jl. Rajawali 1, Betro, Sedati - Sidoarjo</text:p>
          </table:table-cell>
          <table:table-cell office:value-type="float" office:value="85810973072" table:style-name="ce3">
            <text:p>85810973072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idoarjo (Tanggulangin)</text:p>
          </table:table-cell>
          <table:table-cell office:value-type="string" table:style-name="ce1">
            <text:p>JL. RAYA KLUDAN KEC.TANGGULANGIN SIDOARJO (SEBELAH RUMAH MAKAN SATE GULAI)</text:p>
          </table:table-cell>
          <table:table-cell office:value-type="float" office:value="81252449150" table:style-name="ce3">
            <text:p>81252449150</text:p>
          </table:table-cell>
          <table:table-cell table:number-columns-repeated="3"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Denpasar</text:p>
          </table:table-cell>
          <table:table-cell office:value-type="string" table:style-name="ce1">
            <text:p>JL PONDOK INDAH III NO 14B UBUNG-DENPASAR-BALI</text:p>
          </table:table-cell>
          <table:table-cell office:value-type="float" office:value="81236967575" table:style-name="ce3">
            <text:p>81236967575</text:p>
          </table:table-cell>
          <table:table-cell table:number-columns-repeated="3" table:style-name="ce1"/>
          <table:table-cell office:value-type="string" table:style-name="ce1">
            <text:p>BALI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ingaraja</text:p>
          </table:table-cell>
          <table:table-cell office:value-type="string" table:style-name="ce1">
            <text:p>JL PULAU KOMODO NO 29X ,BANYUNING UTARA , BULELENG , SINGARAJA , BALI</text:p>
          </table:table-cell>
          <table:table-cell office:value-type="float" office:value="85291917272" table:style-name="ce3">
            <text:p>85291917272</text:p>
          </table:table-cell>
          <table:table-cell table:number-columns-repeated="3" table:style-name="ce1"/>
          <table:table-cell office:value-type="string" table:style-name="ce1">
            <text:p>BALI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Bandar Lampung</text:p>
          </table:table-cell>
          <table:table-cell office:value-type="string" table:style-name="ce1">
            <text:p>Jalan Sukarno hatta, ruko bukit kencana 3 no 9,sukarame, bandar lampung</text:p>
          </table:table-cell>
          <table:table-cell office:value-type="float" office:value="85366267773" table:style-name="ce3">
            <text:p>85366267773</text:p>
          </table:table-cell>
          <table:table-cell table:number-columns-repeated="3" table:style-name="ce1"/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Palembang</text:p>
          </table:table-cell>
          <table:table-cell office:value-type="string" table:style-name="ce2">
            <text:p>JL ALAMSYAH RATU PERWIRA NEGARA ,NO 39 A,BUKIT LAMA,KEC,ILIR BARAT 1,KOTA<text:s/></text:p>
            <text:p>PALEMBANG SUMATERA SELATAN 30138</text:p>
          </table:table-cell>
          <table:table-cell office:value-type="float" office:value="85357257710" table:style-name="ce3">
            <text:p>85357257710</text:p>
          </table:table-cell>
          <table:table-cell table:number-columns-repeated="3" table:style-name="ce1"/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Jambi</text:p>
          </table:table-cell>
          <table:table-cell office:value-type="string" table:style-name="ce1">
            <text:p>Jl.lingkar barat 3 no 81 RT 71 kel.kenali besar kec.alam barajo</text:p>
          </table:table-cell>
          <table:table-cell office:value-type="float" office:value="85333614524" table:style-name="ce3">
            <text:p>85333614524</text:p>
          </table:table-cell>
          <table:table-cell table:number-columns-repeated="3" table:style-name="ce1"/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Pekanbaru</text:p>
          </table:table-cell>
          <table:table-cell office:value-type="string" table:style-name="ce2">
            <text:p>RUKO JASMINE RESIDENCE BLOK.B NO.15 JLN.SOEKARNO HATTA KEL.DELIMA<text:s/></text:p>
            <text:p>KEC.TAMPAN (DEPAN RUMAH SAKIT EKA HOSPITAL) PEKANBARU RIAU</text:p>
          </table:table-cell>
          <table:table-cell office:value-type="float" office:value="81389632206" table:style-name="ce3">
            <text:p>81389632206</text:p>
          </table:table-cell>
          <table:table-cell table:number-columns-repeated="3" table:style-name="ce1"/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Medan</text:p>
          </table:table-cell>
          <table:table-cell office:value-type="string" table:style-name="ce2">
            <text:p>Kenangan Baru, Kec. Percut Sei Tuan, Kabupaten Deli Serdang, Sumatera<text:s/></text:p>
            <text:p>Utara 20371</text:p>
          </table:table-cell>
          <table:table-cell office:value-type="float" office:value="81262412045" table:style-name="ce3">
            <text:p>81262412045</text:p>
          </table:table-cell>
          <table:table-cell table:number-columns-repeated="3" table:style-name="ce1"/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adang</text:p>
          </table:table-cell>
          <table:table-cell office:value-type="string" table:style-name="ce1">
            <text:p>Sungai Sapih, Kec. Kuranji, Kota Padang, Sumatera Barat 25176</text:p>
          </table:table-cell>
          <table:table-cell office:value-type="float" office:value="81326502881" table:style-name="ce3">
            <text:p>81326502881</text:p>
          </table:table-cell>
          <table:table-cell table:number-columns-repeated="3" table:style-name="ce1"/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Tebing Tinggi</text:p>
          </table:table-cell>
          <table:table-cell office:value-type="string" table:style-name="ce2">
            <text:p>Jln Tengku Imam Bonjol.No 7A. Kelurahan Tambangan Hulu. Kecamatan Padang<text:s/></text:p>
            <text:p>Hilir (samping pengadilan agama) Kota Tebing Tinggi.</text:p>
          </table:table-cell>
          <table:table-cell office:value-type="float" office:value="81370510595" table:style-name="ce3">
            <text:p>81370510595</text:p>
          </table:table-cell>
          <table:table-cell table:number-columns-repeated="3" table:style-name="ce1"/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Bukit Tinggi</text:p>
          </table:table-cell>
          <table:table-cell office:value-type="string" table:style-name="ce2">
            <text:p>Jln bay pas, no 7 pulai anak air, kecamatan mandiangin koto selayan, kota<text:s/></text:p>
            <text:p>bukittinggi, sumatra barat, kode pos 26138</text:p>
          </table:table-cell>
          <table:table-cell office:value-type="string" table:style-name="ce3">
            <text:p>081276305245 / 082283943337</text:p>
          </table:table-cell>
          <table:table-cell table:number-columns-repeated="3" table:style-name="ce1"/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Duri</text:p>
          </table:table-cell>
          <table:table-cell office:value-type="string" table:style-name="ce2">
            <text:p>jl. Lintas Pekanbaru - Duri kelurahan Gajah Sakti Kec. Mandau/ Duri Kab.<text:s/></text:p>
            <text:p>BENGKALIS</text:p>
          </table:table-cell>
          <table:table-cell office:value-type="string" table:style-name="ce3">
            <text:p>0852 6374 1142 admin ( indriyani), 085278870667 kacab (Jamzuri)</text:p>
          </table:table-cell>
          <table:table-cell table:number-columns-repeated="3" table:style-name="ce1"/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uara Bungo</text:p>
          </table:table-cell>
          <table:table-cell office:value-type="string" table:style-name="ce1">
            <text:p>Jl.lintas sumatera RT 07 RW 03 NO 28, kel.manggis kec.bathin III kab.bungo</text:p>
          </table:table-cell>
          <table:table-cell office:value-type="string" table:style-name="ce3">
            <text:p>0853 5775 3366</text:p>
          </table:table-cell>
          <table:table-cell table:number-columns-repeated="3" table:style-name="ce1"/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etro</text:p>
          </table:table-cell>
          <table:table-cell office:value-type="string" table:style-name="ce1">
            <text:p>JL YOS SUDARSO RT 17 RW 04 NO 5 MULYO JATI 16 C METRO BARAT LAMPUNG</text:p>
          </table:table-cell>
          <table:table-cell office:value-type="float" office:value="85279028598" table:style-name="ce3">
            <text:p>85279028598</text:p>
          </table:table-cell>
          <table:table-cell table:number-columns-repeated="3" table:style-name="ce1"/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Padang Sidempuan</text:p>
          </table:table-cell>
          <table:table-cell office:value-type="string" table:style-name="ce2">
            <text:p>Jln Kapten Koima No 117, Kelurahan Wek I, Kecamatan Padang Sidempuan Utara<text:s/></text:p>
            <text:p>(SUMUT) Pos 22717</text:p>
          </table:table-cell>
          <table:table-cell office:value-type="float" office:value="81365546564" table:style-name="ce3">
            <text:p>81365546564</text:p>
          </table:table-cell>
          <table:table-cell table:number-columns-repeated="3" table:style-name="ce1"/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uara Bungo</text:p>
          </table:table-cell>
          <table:table-cell office:value-type="string" table:style-name="ce1">
            <text:p>Jl.lintas sumatera RT 07 RW 03 NO 28, kel.manggis kec.bathin III kab.bungo</text:p>
          </table:table-cell>
          <table:table-cell office:value-type="float" office:value="85357753366" table:style-name="ce3">
            <text:p>85357753366</text:p>
          </table:table-cell>
          <table:table-cell table:number-columns-repeated="3" table:style-name="ce1"/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Dumai</text:p>
          </table:table-cell>
          <table:table-cell office:value-type="string" table:style-name="ce1">
            <text:p>jl. Prof M. Yamin Bagan Keladi, Dumai Barat Kota Dumai</text:p>
          </table:table-cell>
          <table:table-cell office:value-type="float" office:value="85278870667" table:style-name="ce3">
            <text:p>85278870667</text:p>
          </table:table-cell>
          <table:table-cell table:number-columns-repeated="3" table:style-name="ce1"/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Pematang Siantar</text:p>
          </table:table-cell>
          <table:table-cell office:value-type="string" table:style-name="ce2">
            <text:p>Jln Tengku Imam Bonjol.No 7A. Kelurahan Tambangan Hulu. Kecamatan Padang<text:s/></text:p>
            <text:p>Hilir (samping pengadilan agama) Kota Tebing Tinggi.</text:p>
          </table:table-cell>
          <table:table-cell office:value-type="float" office:value="81370510595" table:style-name="ce3">
            <text:p>81370510595</text:p>
          </table:table-cell>
          <table:table-cell table:number-columns-repeated="3" table:style-name="ce1"/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Kisaran</text:p>
          </table:table-cell>
          <table:table-cell office:value-type="string" table:style-name="ce1">
            <text:p>Jl. Gatot Subroto, Sentang, Kec. Kisaran Timur, Kab. Asahan.</text:p>
          </table:table-cell>
          <table:table-cell office:value-type="float" office:value="81262652582" table:style-name="ce3">
            <text:p>81262652582</text:p>
          </table:table-cell>
          <table:table-cell table:number-columns-repeated="3" table:style-name="ce1"/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Pematang Siantar</text:p>
          </table:table-cell>
          <table:table-cell office:value-type="string" table:style-name="ce2">
            <text:p>Jln Tengku Imam Bonjol.No 7A. Kelurahan Tambangan Hulu. Kecamatan Padang<text:s/></text:p>
            <text:p>Hilir (samping pengadilan agama) Kota Tebing Tinggi.</text:p>
          </table:table-cell>
          <table:table-cell office:value-type="float" office:value="81370510595" table:style-name="ce3">
            <text:p>81370510595</text:p>
          </table:table-cell>
          <table:table-cell table:number-columns-repeated="3" table:style-name="ce1"/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RINGSEWU</text:p>
          </table:table-cell>
          <table:table-cell office:value-type="string" table:style-name="ce1">
            <text:p>Jl Ahmad Yani no 13 Sidoharjo pringsewu.</text:p>
          </table:table-cell>
          <table:table-cell office:value-type="float" office:value="81367934393" table:style-name="ce3">
            <text:p>81367934393</text:p>
          </table:table-cell>
          <table:table-cell table:number-columns-repeated="3" table:style-name="ce1"/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Prabumulih</text:p>
          </table:table-cell>
          <table:table-cell office:value-type="string" table:style-name="ce2">
            <text:p>Jln. Jenderal Sudirman komplek teletubis, kel.cambai kec. Cambai kota<text:s/></text:p>
            <text:p>prabumulih</text:p>
          </table:table-cell>
          <table:table-cell office:value-type="float" office:value="89628623422" table:style-name="ce3">
            <text:p>89628623422</text:p>
          </table:table-cell>
          <table:table-cell table:number-columns-repeated="3" table:style-name="ce1"/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olok</text:p>
          </table:table-cell>
          <table:table-cell office:value-type="string" table:style-name="ce1">
            <text:p>JL. SULTAN NASIR, ARO IV KORONG, LUBUK SIKARAH, KOTA SOLOK</text:p>
          </table:table-cell>
          <table:table-cell office:value-type="float" office:value="81277977576" table:style-name="ce3">
            <text:p>81277977576</text:p>
          </table:table-cell>
          <table:table-cell table:number-columns-repeated="3" table:style-name="ce1"/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ariaman</text:p>
          </table:table-cell>
          <table:table-cell office:value-type="string" table:style-name="ce1">
            <text:p>JL. WR. MONGINSIDI NO. 6, LAMPAI CIMPARUH, KEC. PARIAMAN TENGAH</text:p>
          </table:table-cell>
          <table:table-cell office:value-type="float" office:value="81365773933" table:style-name="ce3">
            <text:p>81365773933</text:p>
          </table:table-cell>
          <table:table-cell table:number-columns-repeated="3" table:style-name="ce1"/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KOTABUMI LAMPUNG</text:p>
          </table:table-cell>
          <table:table-cell office:value-type="string" table:style-name="ce2">
            <text:p>Jl Soekarno Hatta desa pernah luar RT 01 kelurahan kota alam. Kota bumi<text:s/></text:p>
            <text:p>Lampung utara</text:p>
          </table:table-cell>
          <table:table-cell office:value-type="float" office:value="82175223065" table:style-name="ce3">
            <text:p>82175223065</text:p>
          </table:table-cell>
          <table:table-cell table:number-columns-repeated="3" table:style-name="ce1"/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TULANG BAWANG</text:p>
          </table:table-cell>
          <table:table-cell office:value-type="string" table:style-name="ce2">
            <text:p>Jl Lintas Timur Unit 2 RT:005 RW:01, Dwi WargaTunggal Jaya, Banjar Agung,<text:s/></text:p>
            <text:p>Tulang Bawang Regency, Lampung 34682</text:p>
          </table:table-cell>
          <table:table-cell office:value-type="float" office:value="81369693890" table:style-name="ce3">
            <text:p>81369693890</text:p>
          </table:table-cell>
          <table:table-cell table:number-columns-repeated="3" table:style-name="ce1"/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Banjarmasin</text:p>
          </table:table-cell>
          <table:table-cell office:value-type="string" table:style-name="ce1">
            <text:p>PERGUDANGAN CENTRAL No.99 H Jln A.Yani Km.13,5 Gambut Banjar</text:p>
          </table:table-cell>
          <table:table-cell office:value-type="float" office:value="85366267773" table:style-name="ce3">
            <text:p>85366267773</text:p>
          </table:table-cell>
          <table:table-cell table:number-columns-repeated="3" table:style-name="ce1"/>
          <table:table-cell office:value-type="string" table:style-name="ce1">
            <text:p>KLM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Balikpapan</text:p>
          </table:table-cell>
          <table:table-cell office:value-type="string" table:style-name="ce2">
            <text:p>Jl Soekarno hatta km 2,5 No.33B kecamatan Balikpapan Utara. kelurahan Batu<text:s/></text:p>
            <text:p>Ampar 76125</text:p>
          </table:table-cell>
          <table:table-cell office:value-type="float" office:value="82157550361" table:style-name="ce3">
            <text:p>82157550361</text:p>
          </table:table-cell>
          <table:table-cell table:number-columns-repeated="3" table:style-name="ce1"/>
          <table:table-cell office:value-type="string" table:style-name="ce1">
            <text:p>KLM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Pontianak</text:p>
          </table:table-cell>
          <table:table-cell office:value-type="string" table:style-name="ce2">
            <text:p>JL. SUNGAI RAYA DALAM , VILLA GADING RAYA NO 4, RT/RW 002/07, KELURAHAN<text:s/></text:p>
            <text:p>BANGKA BELITUNG BARAT, KECAMATAN PONTIANAK TENGGARA (SAMPING BANK BPR)</text:p>
          </table:table-cell>
          <table:table-cell office:value-type="float" office:value="6289646399671" table:style-name="ce3">
            <text:p>6289646399671</text:p>
          </table:table-cell>
          <table:table-cell table:number-columns-repeated="3" table:style-name="ce1"/>
          <table:table-cell office:value-type="string" table:style-name="ce1">
            <text:p>KLM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Samarinda</text:p>
          </table:table-cell>
          <table:table-cell office:value-type="string" table:style-name="ce2">
            <text:p>JL. RINGROAD 1 ( SAMPING INDOMART) RT 14, KEL .LOK BAHU, KEC SUNGAI<text:s/></text:p>
            <text:p>KUNJANG SAMARINDA</text:p>
          </table:table-cell>
          <table:table-cell office:value-type="float" office:value="82148743433" table:style-name="ce3">
            <text:p>82148743433</text:p>
          </table:table-cell>
          <table:table-cell table:number-columns-repeated="3" table:style-name="ce1"/>
          <table:table-cell office:value-type="string" table:style-name="ce1">
            <text:p>KLM</text:p>
          </table:table-cell>
          <table:table-cell table:number-columns-repeated="16376"/>
        </table:table-row>
        <table:table-row table:style-name="ro4">
          <table:table-cell/>
          <table:table-cell office:value-type="string" table:style-name="ce1">
            <text:p>Palangkaraya</text:p>
          </table:table-cell>
          <table:table-cell office:value-type="string" table:style-name="ce2">
            <text:p>JALAN G OBOS INDUK NO.79 SAMPING JALAN PANGERAN SAMUDRA SEBELAH INDOMARET,<text:s/></text:p>
            <text:p>KELURAHAN MENTENG, KECAMATAN JEKAN RAYA, KOTA PALANGKARAYA, PALANGKARAYA</text:p>
          </table:table-cell>
          <table:table-cell office:value-type="float" office:value="85292029998" table:style-name="ce3">
            <text:p>85292029998</text:p>
          </table:table-cell>
          <table:table-cell table:number-columns-repeated="3" table:style-name="ce1"/>
          <table:table-cell office:value-type="string" table:style-name="ce1">
            <text:p>KL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ataram</text:p>
          </table:table-cell>
          <table:table-cell office:value-type="string" table:style-name="ce1">
            <text:p>JL A.A GEDE NGURAH,SANDUBAYA NO. 22 SEBELAH DEALER YAMAHA</text:p>
          </table:table-cell>
          <table:table-cell office:value-type="float" office:value="81213234221" table:style-name="ce3">
            <text:p>81213234221</text:p>
          </table:table-cell>
          <table:table-cell table:number-columns-repeated="3" table:style-name="ce1"/>
          <table:table-cell office:value-type="string" table:style-name="ce1">
            <text:p>NTB</text:p>
          </table:table-cell>
          <table:table-cell table:number-columns-repeated="16376"/>
        </table:table-row>
        <table:table-row table:number-rows-repeated="10483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O</meta:initial-creator>
    <dc:creator>PO</dc:creator>
    <meta:creation-date>2022-05-24T04:36:51Z</meta:creation-date>
    <dc:date>2022-05-24T05:17:19Z</dc:date>
  </office:meta>
</office:document-meta>
</file>